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order="non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background-color="#55308d" style:diagonal-bl-tr="none" style:diagonal-tl-br="none" fo:border-left="0.74pt solid #000000" fo:border-right="none" fo:border-top="0.74pt solid #000000"/>
      <style:text-properties fo:color="#ffffff" style:font-name="Courier New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fo:border-top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Courier New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Courier New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fo:border-top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55308d" style:diagonal-bl-tr="none" style:diagonal-tl-br="none" style:text-align-source="fix" style:repeat-content="false" fo:border="0.74pt solid #000000"/>
      <style:paragraph-properties fo:text-align="center" fo:margin-left="0cm"/>
      <style:text-properties fo:color="#ffffff" style:font-name="Courier New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74pt solid #000000" fo:background-color="#55308d" style:diagonal-bl-tr="none" style:diagonal-tl-br="none" fo:border-left="none" fo:border-right="none" fo:border-top="0.74pt solid #000000"/>
      <style:text-properties fo:color="#ffffff" style:font-name="Courier New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104">
      <style:table-cell-properties fo:border-bottom="0.74pt solid #000000" style:diagonal-bl-tr="none" style:diagonal-tl-br="none" fo:border-left="none" fo:border-right="none" fo:border-top="0.74pt solid #000000"/>
      <style:text-properties style:font-name="Courier New" fo:font-size="10pt" fo:font-weight="bold" style:font-size-asian="10pt" style:font-weight-asian="bold" style:font-size-complex="10pt" style:font-weight-complex="bold"/>
      <style:map style:condition="cell-content-is-between(500,1000)" style:apply-style-name="Fondo_20_rojo_20_letras_20_blancas" style:base-cell-address="Full1.C3"/>
    </style:style>
    <style:style style:name="ce10" style:family="table-cell" style:parent-style-name="Default" style:data-style-name="N10104">
      <style:table-cell-properties fo:border-bottom="0.74pt solid #000000" style:diagonal-bl-tr="none" style:diagonal-tl-br="none" fo:border-left="none" fo:border-right="none" fo:border-top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104">
      <style:table-cell-properties fo:border-bottom="0.74pt solid #000000" style:diagonal-bl-tr="none" style:diagonal-tl-br="none" fo:border-left="none" fo:border-right="0.74pt solid #000000" fo:border-top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able-cell-properties fo:border-bottom="0.74pt solid #000000" style:diagonal-bl-tr="none" style:diagonal-tl-br="none" fo:border-left="none" fo:border-right="none" fo:border-top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none" fo:border-top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Courier New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fo:border-top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104">
      <style:table-cell-properties fo:border-bottom="0.74pt solid #000000" fo:border-left="none" fo:border-right="none" fo:border-top="0.74pt solid #000000"/>
      <style:text-properties style:font-name="Courier New"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fo:border-top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104">
      <style:table-cell-properties fo:border-bottom="0.74pt solid #000000" fo:border-left="none" fo:border-right="0.74pt solid #000000" fo:border-top="0.74pt solid #000000"/>
      <style:text-properties style:font-name="Courier New" fo:font-weight="bold" style:font-weight-asian="bold" style:font-weight-complex="bold"/>
    </style:style>
    <style:style style:name="ce20" style:family="table-cell" style:parent-style-name="Default" style:data-style-name="N10104">
      <style:table-cell-properties style:diagonal-bl-tr="none" style:diagonal-tl-br="none" fo:border="non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1">
      <style:table-cell-properties fo:border-bottom="0.74pt solid #000000" style:diagonal-bl-tr="none" style:diagonal-tl-br="none" fo:border-left="none" fo:border-right="0.74pt solid #000000" fo:border-top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="none"/>
      <style:text-properties style:font-name="Courier New"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fo:border="0.74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1">
      <style:table-cell-properties style:diagonal-bl-tr="none" style:diagonal-tl-br="none" fo:border="none"/>
      <style:text-properties style:font-name="Courier New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1" table:number-columns-repeated="1015" table:default-cell-style-name="ce1"/>
        <table:table-row table:style-name="ro1">
          <table:table-cell table:number-columns-repeated="2"/>
          <table:table-cell table:style-name="ce7" office:value-type="string" calcext:value-type="string" table:number-columns-spanned="5" table:number-rows-spanned="1">
            <text:p>MES</text:p>
          </table:table-cell>
          <table:covered-table-cell table:number-columns-repeated="4" table:style-name="ce1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cept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3" office:value-type="string" calcext:value-type="string" table:number-columns-spanned="2" table:number-rows-spanned="1">
            <text:p>Total Concepte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Carne</text:p>
          </table:table-cell>
          <table:table-cell table:style-name="ce9" office:value-type="currency" office:currency="EUR" office:value="901.52" calcext:value-type="currency">
            <text:p>901,52 €</text:p>
          </table:table-cell>
          <table:table-cell table:style-name="ce9" office:value-type="currency" office:currency="EUR" office:value="950.53" calcext:value-type="currency">
            <text:p>950,53 €</text:p>
          </table:table-cell>
          <table:table-cell table:style-name="ce9" office:value-type="currency" office:currency="EUR" office:value="960.02" calcext:value-type="currency">
            <text:p>960,02 €</text:p>
          </table:table-cell>
          <table:table-cell table:style-name="ce9" office:value-type="currency" office:currency="EUR" office:value="925.45" calcext:value-type="currency">
            <text:p>925,45 €</text:p>
          </table:table-cell>
          <table:table-cell table:style-name="ce9" office:value-type="currency" office:currency="EUR" office:value="890.32" calcext:value-type="currency">
            <text:p>890,32 €</text:p>
          </table:table-cell>
          <table:table-cell table:style-name="ce11" table:formula="of:=SUM([.C3:.G3])" office:value-type="currency" office:currency="EUR" office:value="4627.84" calcext:value-type="currency">
            <text:p>4.627,84 €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escado</text:p>
          </table:table-cell>
          <table:table-cell table:style-name="ce9" office:value-type="currency" office:currency="EUR" office:value="1322.23" calcext:value-type="currency">
            <text:p>1.322,23 €</text:p>
          </table:table-cell>
          <table:table-cell table:style-name="ce9" office:value-type="currency" office:currency="EUR" office:value="1300.5" calcext:value-type="currency">
            <text:p>1.300,50 €</text:p>
          </table:table-cell>
          <table:table-cell table:style-name="ce9" office:value-type="currency" office:currency="EUR" office:value="1315.42" calcext:value-type="currency">
            <text:p>1.315,42 €</text:p>
          </table:table-cell>
          <table:table-cell table:style-name="ce9" office:value-type="currency" office:currency="EUR" office:value="1348.65" calcext:value-type="currency">
            <text:p>1.348,65 €</text:p>
          </table:table-cell>
          <table:table-cell table:style-name="ce9" office:value-type="currency" office:currency="EUR" office:value="1360.75" calcext:value-type="currency">
            <text:p>1.360,75 €</text:p>
          </table:table-cell>
          <table:table-cell table:style-name="ce11" table:formula="of:=SUM([.C4:.G4])" office:value-type="currency" office:currency="EUR" office:value="6647.55" calcext:value-type="currency">
            <text:p>6.647,55 €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erdura</text:p>
          </table:table-cell>
          <table:table-cell table:style-name="ce9" office:value-type="currency" office:currency="EUR" office:value="474.8" calcext:value-type="currency">
            <text:p>474,80 €</text:p>
          </table:table-cell>
          <table:table-cell table:style-name="ce9" office:value-type="currency" office:currency="EUR" office:value="500.78" calcext:value-type="currency">
            <text:p>500,78 €</text:p>
          </table:table-cell>
          <table:table-cell table:style-name="ce9" office:value-type="currency" office:currency="EUR" office:value="510.95" calcext:value-type="currency">
            <text:p>510,95 €</text:p>
          </table:table-cell>
          <table:table-cell table:style-name="ce9" office:value-type="currency" office:currency="EUR" office:value="490.65" calcext:value-type="currency">
            <text:p>490,65 €</text:p>
          </table:table-cell>
          <table:table-cell table:style-name="ce9" office:value-type="currency" office:currency="EUR" office:value="575.42" calcext:value-type="currency">
            <text:p>575,42 €</text:p>
          </table:table-cell>
          <table:table-cell table:style-name="ce11" table:formula="of:=SUM([.C5:.G5])" office:value-type="currency" office:currency="EUR" office:value="2552.6" calcext:value-type="currency">
            <text:p>2.552,60 €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ruta</text:p>
          </table:table-cell>
          <table:table-cell table:style-name="ce9" office:value-type="currency" office:currency="EUR" office:value="360.61" calcext:value-type="currency">
            <text:p>360,61 €</text:p>
          </table:table-cell>
          <table:table-cell table:style-name="ce9" office:value-type="currency" office:currency="EUR" office:value="370.78" calcext:value-type="currency">
            <text:p>370,78 €</text:p>
          </table:table-cell>
          <table:table-cell table:style-name="ce9" office:value-type="currency" office:currency="EUR" office:value="375.95" calcext:value-type="currency">
            <text:p>375,95 €</text:p>
          </table:table-cell>
          <table:table-cell table:style-name="ce9" office:value-type="currency" office:currency="EUR" office:value="360.45" calcext:value-type="currency">
            <text:p>360,45 €</text:p>
          </table:table-cell>
          <table:table-cell table:style-name="ce9" office:value-type="currency" office:currency="EUR" office:value="355.79" calcext:value-type="currency">
            <text:p>355,79 €</text:p>
          </table:table-cell>
          <table:table-cell table:style-name="ce11" table:formula="of:=SUM([.C6:.G6])" office:value-type="currency" office:currency="EUR" office:value="1823.58" calcext:value-type="currency">
            <text:p>1.823,58 €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ensual</text:p>
          </table:table-cell>
          <table:table-cell table:style-name="ce10" table:formula="of:=SUM([.C3:.C6])" office:value-type="currency" office:currency="EUR" office:value="3059.16" calcext:value-type="currency">
            <text:p>3.059,16 €</text:p>
          </table:table-cell>
          <table:table-cell table:style-name="ce10" table:formula="of:=SUM([.D3:.D6])" office:value-type="currency" office:currency="EUR" office:value="3122.59" calcext:value-type="currency">
            <text:p>3.122,59 €</text:p>
          </table:table-cell>
          <table:table-cell table:style-name="ce10" table:formula="of:=SUM([.E3:.E6])" office:value-type="currency" office:currency="EUR" office:value="3162.34" calcext:value-type="currency">
            <text:p>3.162,34 €</text:p>
          </table:table-cell>
          <table:table-cell table:style-name="ce10" table:formula="of:=SUM([.F3:.F6])" office:value-type="currency" office:currency="EUR" office:value="3125.2" calcext:value-type="currency">
            <text:p>3.125,20 €</text:p>
          </table:table-cell>
          <table:table-cell table:style-name="ce10" table:formula="of:=SUM([.G3:.G6])" office:value-type="currency" office:currency="EUR" office:value="3182.28" calcext:value-type="currency">
            <text:p>3.182,28 €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11" table:formula="of:=SUM([.C3:.G6])" office:value-type="currency" office:currency="EUR" office:value="15651.57" calcext:value-type="currency">
            <text:p>15.651,57 €</text:p>
          </table:table-cell>
          <table:table-cell table:style-name="ce15" table:number-columns-repeated="4"/>
          <table:table-cell table:number-columns-repeated="1017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Carne</text:p>
          </table:table-cell>
          <table:table-cell table:style-name="ce16" office:value-type="string" calcext:value-type="string">
            <text:p>Pescado</text:p>
          </table:table-cell>
          <table:table-cell table:style-name="ce16" office:value-type="string" calcext:value-type="string">
            <text:p>Verdura</text:p>
          </table:table-cell>
          <table:table-cell table:style-name="ce18" office:value-type="string" calcext:value-type="string">
            <text:p>Fruta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MEDIA</text:p>
          </table:table-cell>
          <table:table-cell table:style-name="ce10" table:formula="of:=AVERAGE([.C3:.G3])" office:value-type="currency" office:currency="EUR" office:value="925.568" calcext:value-type="currency">
            <text:p>925,57 €</text:p>
          </table:table-cell>
          <table:table-cell table:style-name="ce10" table:formula="of:=AVERAGE([.C4:.G4])" office:value-type="currency" office:currency="EUR" office:value="1329.51" calcext:value-type="currency">
            <text:p>1.329,51 €</text:p>
          </table:table-cell>
          <table:table-cell table:style-name="ce10" table:formula="of:=AVERAGE([.C5:.G5])" office:value-type="currency" office:currency="EUR" office:value="510.52" calcext:value-type="currency">
            <text:p>510,52 €</text:p>
          </table:table-cell>
          <table:table-cell table:style-name="ce10" table:formula="of:=AVERAGE([.C6:.G6])" office:value-type="currency" office:currency="EUR" office:value="364.716" calcext:value-type="currency">
            <text:p>364,72 €</text:p>
          </table:table-cell>
          <table:table-cell table:style-name="ce20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Porcentaje</text:p>
          </table:table-cell>
          <table:table-cell table:style-name="ce12" table:formula="of:=[.C7]/[.$C$8]" office:value-type="percentage" office:value="0.195453874595328" calcext:value-type="percentage">
            <text:p>19,55%</text:p>
          </table:table-cell>
          <table:table-cell table:style-name="ce12" table:formula="of:=[.D7]/[.$C$8]" office:value-type="percentage" office:value="0.19950650318147" calcext:value-type="percentage">
            <text:p>19,95%</text:p>
          </table:table-cell>
          <table:table-cell table:style-name="ce12" table:formula="of:=[.E7]/[.$C$8]" office:value-type="percentage" office:value="0.202046184504174" calcext:value-type="percentage">
            <text:p>20,20%</text:p>
          </table:table-cell>
          <table:table-cell table:style-name="ce12" table:formula="of:=[.F7]/[.$C$8]" office:value-type="percentage" office:value="0.199673259615489" calcext:value-type="percentage">
            <text:p>19,97%</text:p>
          </table:table-cell>
          <table:table-cell table:style-name="ce21" table:formula="of:=[.G7]/[.$C$8]" office:value-type="percentage" office:value="0.203320178103538" calcext:value-type="percentage">
            <text:p>20,33%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PROMEDIO POR CONCEPTO</text:p>
          </table:table-cell>
          <table:covered-table-cell table:style-name="ce13"/>
          <table:table-cell table:style-name="ce16" office:value-type="string" calcext:value-type="string">
            <text:p>Redondeo</text:p>
          </table:table-cell>
          <table:table-cell table:style-name="ce16" office:value-type="string" calcext:value-type="string">
            <text:p>Máximo</text:p>
          </table:table-cell>
          <table:table-cell table:style-name="ce18" office:value-type="string" calcext:value-type="string">
            <text:p>Mínim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arne</text:p>
          </table:table-cell>
          <table:table-cell table:style-name="ce10" table:formula="of:=AVERAGE([.C3:.G3])" office:value-type="currency" office:currency="EUR" office:value="925.568" calcext:value-type="currency">
            <text:p>925,57 €</text:p>
          </table:table-cell>
          <table:table-cell table:style-name="ce10" table:formula="of:=ROUND([.C14];2)" office:value-type="currency" office:currency="EUR" office:value="925.57" calcext:value-type="currency">
            <text:p>925,57 €</text:p>
          </table:table-cell>
          <table:table-cell table:style-name="ce10" table:formula="of:=MAX([.C3:.G3])" office:value-type="currency" office:currency="EUR" office:value="960.02" calcext:value-type="currency">
            <text:p>960,02 €</text:p>
          </table:table-cell>
          <table:table-cell table:style-name="ce11" table:formula="of:=MIN([.C3:.G3])" office:value-type="currency" office:currency="EUR" office:value="890.32" calcext:value-type="currency">
            <text:p>890,32 €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escado</text:p>
          </table:table-cell>
          <table:table-cell table:style-name="ce10" table:formula="of:=AVERAGE([.C4:.G4])" office:value-type="currency" office:currency="EUR" office:value="1329.51" calcext:value-type="currency">
            <text:p>1.329,51 €</text:p>
          </table:table-cell>
          <table:table-cell table:style-name="ce10" table:formula="of:=ROUND([.C15];2)" office:value-type="currency" office:currency="EUR" office:value="1329.51" calcext:value-type="currency">
            <text:p>1.329,51 €</text:p>
          </table:table-cell>
          <table:table-cell table:style-name="ce17" table:formula="of:=MAX([.C4:.G4])" office:value-type="currency" office:currency="EUR" office:value="1360.75" calcext:value-type="currency">
            <text:p>1.360,75 €</text:p>
          </table:table-cell>
          <table:table-cell table:style-name="ce19" table:formula="of:=MIN([.C4:.G4])" office:value-type="currency" office:currency="EUR" office:value="1300.5" calcext:value-type="currency">
            <text:p>1.300,50 €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Verdura</text:p>
          </table:table-cell>
          <table:table-cell table:style-name="ce10" table:formula="of:=AVERAGE([.C5:.G5])" office:value-type="currency" office:currency="EUR" office:value="510.52" calcext:value-type="currency">
            <text:p>510,52 €</text:p>
          </table:table-cell>
          <table:table-cell table:style-name="ce10" table:formula="of:=ROUND([.C16];2)" office:value-type="currency" office:currency="EUR" office:value="510.52" calcext:value-type="currency">
            <text:p>510,52 €</text:p>
          </table:table-cell>
          <table:table-cell table:style-name="ce17" table:formula="of:=MAX([.C5:.G5])" office:value-type="currency" office:currency="EUR" office:value="575.42" calcext:value-type="currency">
            <text:p>575,42 €</text:p>
          </table:table-cell>
          <table:table-cell table:style-name="ce19" table:formula="of:=MIN([.C5:.G5])" office:value-type="currency" office:currency="EUR" office:value="474.8" calcext:value-type="currency">
            <text:p>474,80 €</text:p>
          </table:table-cell>
          <table:table-cell table:style-name="Default" table:number-columns-repeated="3"/>
          <table:table-cell table:style-name="ce15" table:number-columns-repeated="3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Fruta</text:p>
          </table:table-cell>
          <table:table-cell table:style-name="ce10" table:formula="of:=AVERAGE([.C6:.G6])" office:value-type="currency" office:currency="EUR" office:value="364.716" calcext:value-type="currency">
            <text:p>364,72 €</text:p>
          </table:table-cell>
          <table:table-cell table:style-name="ce10" table:formula="of:=ROUND([.C17];2)" office:value-type="currency" office:currency="EUR" office:value="364.72" calcext:value-type="currency">
            <text:p>364,72 €</text:p>
          </table:table-cell>
          <table:table-cell table:style-name="ce17" table:formula="of:=MAX([.C6:.G6])" office:value-type="currency" office:currency="EUR" office:value="375.95" calcext:value-type="currency">
            <text:p>375,95 €</text:p>
          </table:table-cell>
          <table:table-cell table:style-name="ce19" table:formula="of:=MIN([.C6:.G6])" office:value-type="currency" office:currency="EUR" office:value="355.79" calcext:value-type="currency">
            <text:p>355,79 €</text:p>
          </table:table-cell>
          <table:table-cell table:style-name="Default" table:number-columns-repeated="3"/>
          <table:table-cell table:style-name="ce15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/>
          <table:table-cell table:style-name="Default" table:number-columns-repeated="5"/>
          <table:table-cell table:style-name="ce15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/>
          <table:table-cell/>
          <table:table-cell table:style-name="ce20"/>
          <table:table-cell table:style-name="ce22"/>
          <table:table-cell table:style-name="ce15" table:number-columns-repeated="5"/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1.C3:Full1.G6">
            <calcext:condition calcext:apply-style-name="Fondo rojo letras blancas" calcext:value="between(500,1000)" calcext:base-cell-address="Full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7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7P0"/>
    </number:currency-style>
    <number:currency-style style:name="N10106P0" style:volatile="true" number:language="ca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06" number:language="ca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06P0"/>
    </number:currency-style>
    <number:currency-style style:name="N10105P0" style:volatile="true" number:language="ca" number:country="ES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ca" number:country="ES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ondo_20_rojo_20_letras_20_blancas" style:display-name="Fondo rojo letras blancas" style:family="table-cell" style:parent-style-name="Default">
      <style:table-cell-properties fo:background-color="#ff0000" style:diagonal-bl-tr="none" style:diagonal-tl-br="none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Covas Espinosa</meta:initial-creator>
    <meta:creation-date>2022-11-09T11:54:34.537869335</meta:creation-date>
    <dc:date>2022-11-09T13:34:15.807387506</dc:date>
    <dc:creator>Samuel Covas Espinosa</dc:creator>
    <meta:editing-duration>PT2M15S</meta:editing-duration>
    <meta:editing-cycles>1</meta:editing-cycles>
    <meta:generator>LibreOffice/7.3.5.2$Linux_X86_64 LibreOffice_project/30$Build-2</meta:generator>
    <meta:document-statistic meta:table-count="1" meta:cell-count="83" meta:object-count="0"/>
  </office:meta>
</office:document-meta>
</file>